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in Patterns and frameworks used </text:h>
      <text:h text:style-name="Heading_20_2" text:outline-level="2">Design Pattern MVC</text:h>
      <text:h text:style-name="Heading_20_2" text:outline-level="2">Struts</text:h>
      <text:h text:style-name="Heading_20_2" text:outline-level="2">Hiberna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20T10:43:45</meta:creation-date>
    <dc:creator>vincent</dc:creator>
    <dc:date>2009-01-20T10:45:29</dc:date>
    <meta:editing-cycles>1</meta:editing-cycles>
    <meta:editing-duration>PT1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0" meta:character-count="68"/>
  </office:meta>
</office:document-meta>
</file>